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present<text:line-break/>p-&gt; is/am/are+v1(s,es,ies)<text:line-break/>N-&gt; do not<text:line-break/> will /may/can/must-&gt; modals/auxilaries/helping verbs<text:line-break/> will -&gt; simple future<text:line-break/> base form is called v1<text:line-break/> To be verbs in the present = is/am/are<text:line-break/>  If.........<text:line-break/>  .........,If........<text:line-break/>  If can start the sent. and also come in between of a sent.<text:line-break/>  always doing something or when ur usually doing something it will come in habitual conditions.<text:line-break/>  simple present tense no future tense<text:line-break/>  past perfect-:&gt; s+had+v3+o<text:line-break/>  had not+v3<text:line-break/>  v3-&gt;past participle<text:line-break/>  to infinitive <text:line-break/>  to + verb<text:line-break/>  to play to read<text:line-break/>  <text:line-break/>  The earth moves around the sun.<text:line-break/>  If the earth moves around the sun,the days and nights will be accurate.<text:line-break/>  <text:line-break/>  vocabs<text:line-break/> 1 dishevelled- adjv - untidy<text:line-break/>  2elucidate-  verb - explain something clearly<text:line-break/>  3empathy- noun<text:line-break/>  the ability to understand another person’s feelings, experience, etc.</text:p>
      <text:list xml:id="list776569161" text:style-name="L1">
        <text:list-item>
          <text:p text:style-name="P4"><text:span text:style-name="Emphasis"> empathy (with somebody/something) the writer’s imaginative empathy with his subject</text:span></text:p>
        </text:list-item>
        <text:list-item>
          <text:p text:style-name="P4"><text:span text:style-name="Emphasis"> empathy (for somebody/something) empathy for other people’s situations</text:span></text:p>
        </text:list-item>
        <text:list-item>
          <text:p text:style-name="P2"><text:span text:style-name="Emphasis"> empathy (between A and B) The empathy between the two women was obvious.</text:span></text:p>
        </text:list-item>
      </text:list>
      <text:p text:style-name="Text_20_body">  4.vague- adjv<text:line-break/>  not clear in a person’s mind<text:line-break/>  </text:p>
      <text:list xml:id="list1220469228" text:style-name="L2">
        <text:list-item>
          <text:p text:style-name="P5"><text:span text:style-name="Emphasis">to have a vague impression/memory/recollection of something</text:span></text:p>
        </text:list-item>
        <text:list-item>
          <text:p text:style-name="P3"><text:span text:style-name="Emphasis">They had only a vague idea where the place was.</text:span></text:p>
        </text:list-item>
      </text:list>
      <text:p text:style-name="Text_20_body">5. obfuscate- verb<text:line-break/>​obfuscate (something) to make something less clear and more difficult to understand, usually deliberately(confu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05020c41</dc:title>
    <meta:initial-creator>Etherpad</meta:initial-creator>
    <dc:creator>Etherpad</dc:creator>
    <meta:document-statistic meta:table-count="0" meta:image-count="0" meta:object-count="0" meta:page-count="1" meta:paragraph-count="8" meta:word-count="200" meta:character-count="1350" meta:non-whitespace-character-count="1105"/>
    <meta:generator>LibreOffice/6.2.8.2$Linux_X86_64 LibreOffice_project/20$Build-2</meta:generator>
    <meta:user-defined meta:name=""/>
  </office:meta>
</office:document-meta>
</file>